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draw:textarea-vertical-align="top" fo:min-height="12.661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color="#ffffff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writing-mode="lr-tb"/>
      <style:text-properties fo:font-size="22pt" fo:language="en" fo:country="US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4000" fo:background-color="transparent"/>
    </style:style>
    <style:style style:name="T2" style:family="text">
      <style:text-properties fo:color="#ffffff" fo:background-color="transparent"/>
    </style:style>
    <style:style style:name="T3" style:family="text">
      <style:text-properties fo:color="#ffffff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Visualising Solid Shapes</text:p>
          </draw:text-box>
        </draw:frame>
        <draw:frame presentation:style-name="pr2" draw:text-style-name="P4" draw:layer="layout" svg:width="25.199cm" svg:height="12.661cm" svg:x="1.4cm" svg:y="8.8cm" presentation:class="subtitle" presentation:user-transformed="true">
          <draw:text-box>
            <text:p text:style-name="P2">Mathematics (CBSE)</text:p>
            <text:p text:style-name="P3">Standard 7</text:p>
            <text:p text:style-name="P3">Textbook: (Chapter 15 NCERT)</text:p>
            <text:p text:style-name="P3">Slides:</text:p>
            <text:p text:style-name="P3"/>
            <text:p text:style-name="P3"/>
            <text:p text:style-name="P3"><text:span text:style-name="T1"><text:tab/></text:span><text:span text:style-name="T2">Neel Choksi </text:span></text:p>
            <text:p text:style-name="P3"><text:span text:style-name="T2"><text:tab/></text:span><text:span text:style-name="T2"><text:tab/></text:span><text:span text:style-name="T2">19BCE0990</text:span></text:p>
            <text:p text:style-name="P3"><text:span text:style-name="T2"><text:tab/></text:span><text:span text:style-name="T2"><text:tab/></text:span><text:span text:style-name="T2"><text:tab/></text:span><text:span text:style-name="T2">VIT-Vellore</text:span></text:p>
            <text:p text:style-name="P3"><text:span text:style-name="T3"><text:s/>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Topic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lane Figures and Solid Shapes</text:p>
              </text:list-item>
              <text:list-item>
                <text:p text:style-name="P1">Faces , Edges Vertices</text:p>
              </text:list-item>
              <text:list-item>
                <text:p text:style-name="P1">Building 3-D Shapes</text:p>
              </text:list-item>
              <text:list-item>
                <text:p text:style-name="P1">Drawing Solids on a flat surface and Visualizing them.</text:p>
              </text:list-item>
              <text:list-item>
                <text:p text:style-name="P1">Viewing Different Sections of a Solid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7" draw:layer="layout" svg:width="19.999cm" svg:height="3.506cm" svg:x="6.6cm" svg:y="8.8cm" presentation:class="title" presentation:user-transformed="true">
          <draw:text-box>
            <text:p><text:span text:style-name="T4">This work is licensed under a Creative Commons Attribution-ShareAlike 3.0 Unported License.</text:span><text:span text:style-name="T4"><text:line-break/></text:span><text:span text:style-name="T4">It makes use of the works of Mateus Machado Luna.</text:span></text:p>
          </draw:text-box>
        </draw:frame>
        <draw:frame draw:style-name="gr2" draw:text-style-name="P8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21:14:40.224906088</meta:creation-date>
    <meta:editing-duration>PT5M36S</meta:editing-duration>
    <meta:editing-cycles>3</meta:editing-cycles>
    <meta:generator>LibreOffice/6.4.7.2$Linux_X86_64 LibreOffice_project/40$Build-2</meta:generator>
    <dc:title>Blueprint Plans</dc:title>
    <dc:date>2021-05-09T22:21:49.948319230</dc:date>
    <meta:document-statistic meta:object-count="60"/>
  </office:meta>
</office:document-meta>
</file>